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8pt" style:font-size-asian="8pt" style:font-size-complex="8pt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style-name="ce4" office:value-type="string" calcext:value-type="string">
            <text:p>TESTS RUN AT $2015-10-25T20:56:34.075+00:00$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/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AssignmentTests.rsc|: 6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2.rsc|: 5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ubscriptAndSliceTests.rsc|: 8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InterpolationTests.rsc|: 3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functionality/VisitTests.rsc|: 159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IsDefined.rsc|: 104 tests executed; 1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atching.rsc|: 2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basic/Tuples.rsc|: 3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Lookahead.rsc|: 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LookaheadTests.rsc|: 3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VisitTests.rsc|(9328,86,&lt;362,0&gt;,&lt;363,6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basic/IsDefined.rsc|(6184,125,&lt;313,0&gt;,&lt;317,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TEST SUMMARY: 5151 tests executed; 22 failed; 0 ignored</text:p>
          </table:table-cell>
          <table:table-cell table:style-name="ce9"/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4">
          <table:table-cell table:style-name="ce4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13">
          <table:table-cell table:style-name="ce8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53">
          <table:table-cell table:style-name="ce9"/>
          <table:table-cell table:number-columns-repeated="3"/>
          <table:table-cell table:style-name="ce9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15"/>
        <table:table-row table:style-name="ro1">
          <table:table-cell table:style-name="ce12" office:value-type="string" calcext:value-type="string">
            <text:p>TESTS RUN AT $2015-11-04T22:14:01.936+00:00$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AssignmentTests: 6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allTests: 7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PatternTests1: 116 tests executed; 2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ImportTests: 11 tests executed; 6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ParsingTests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PatternTests: 341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StatementTests: 103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IsDefined: 104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Locations: 2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AllStaticIssues: 51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ComprehensionTCTests: 17 tests executed; 2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basic/IsDefined.rsc|(6170,125,&lt;313,0&gt;,&lt;317,1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TEST SUMMARY: 5152 tests executed; 22 failed; 0 ignored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ImportTests: NoSuchField("a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ImportTests: NoSuchField("f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ImportTests: NoSuchField("h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ImportTests: NoSuchField("f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ImportTests: NoSuchField("d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functionality::KeywordParameterImportTests: NoSuchField("a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AllStaticIssues: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ComprehensionTCTests: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ang::rascal::tests::types::ComprehensionTCTests: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xecuting: 686972 ms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Executing: 597604 ms</text:p>
          </table:table-cell>
          <table:table-cell table:number-columns-repeated="1023"/>
        </table:table-row>
        <table:table-row table:style-name="ro1" table:number-rows-repeated="4">
          <table:table-cell table:style-name="ce12"/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32">
          <table:table-cell table:style-name="ce14"/>
          <table:table-cell table:number-columns-repeated="1023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23:26:48.9091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1-04T23:27:19.641924000</dc:date>
    <meta:editing-duration>P85DT3H37M32S</meta:editing-duration>
    <meta:editing-cycles>265</meta:editing-cycles>
    <meta:generator>LibreOffice/5.0.2.2$MacOSX_X86_64 LibreOffice_project/37b43f919e4de5eeaca9b9755ed688758a8251fe</meta:generator>
    <meta:document-statistic meta:table-count="4" meta:cell-count="465" meta:object-count="0"/>
  </office:meta>
</office:document-meta>
</file>